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style:font-face style:name="Open Sans" svg:font-family="'Open Sans', sans-serif"/>
    <style:font-face style:name="Trebuchet MS" svg:font-family="'Trebuchet MS', sans-serif"/>
    <style:font-face style:name="inherit" svg:font-family="inherit"/>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ab05" officeooo:paragraph-rsid="0005ab05"/>
    </style:style>
    <style:style style:name="P2" style:family="paragraph" style:parent-style-name="Standard">
      <style:text-properties officeooo:rsid="00073669" officeooo:paragraph-rsid="00073669"/>
    </style:style>
    <style:style style:name="P3" style:family="paragraph" style:parent-style-name="Standard">
      <style:text-properties officeooo:rsid="000a2c13" officeooo:paragraph-rsid="000a2c13"/>
    </style:style>
    <style:style style:name="P4" style:family="paragraph" style:parent-style-name="Standard">
      <style:text-properties officeooo:rsid="000a6d74" officeooo:paragraph-rsid="000a6d74"/>
    </style:style>
    <style:style style:name="P5" style:family="paragraph" style:parent-style-name="Standard">
      <style:text-properties officeooo:rsid="000e34b1" officeooo:paragraph-rsid="000e34b1"/>
    </style:style>
    <style:style style:name="P6" style:family="paragraph" style:parent-style-name="Standard">
      <style:text-properties officeooo:rsid="00103199" officeooo:paragraph-rsid="00103199"/>
    </style:style>
    <style:style style:name="P7" style:family="paragraph" style:parent-style-name="Standard">
      <style:text-properties officeooo:rsid="001079d1" officeooo:paragraph-rsid="001079d1"/>
    </style:style>
    <style:style style:name="P8" style:family="paragraph" style:parent-style-name="Standard">
      <style:text-properties officeooo:paragraph-rsid="00123f90"/>
    </style:style>
    <style:style style:name="P9" style:family="paragraph" style:parent-style-name="Standard">
      <style:text-properties officeooo:paragraph-rsid="001293c6"/>
    </style:style>
    <style:style style:name="P10" style:family="paragraph" style:parent-style-name="Standard">
      <style:text-properties officeooo:rsid="00143e47" officeooo:paragraph-rsid="00143e47"/>
    </style:style>
    <style:style style:name="P11" style:family="paragraph" style:parent-style-name="Standard">
      <style:text-properties officeooo:rsid="001575da" officeooo:paragraph-rsid="001575da"/>
    </style:style>
    <style:style style:name="P12" style:family="paragraph" style:parent-style-name="Standard">
      <style:text-properties fo:font-variant="normal" fo:text-transform="none" fo:color="#555555" style:font-name="Trebuchet MS" fo:font-size="19.5pt" fo:letter-spacing="normal" fo:font-style="normal" fo:font-weight="bold" officeooo:paragraph-rsid="001293c6"/>
    </style:style>
    <style:style style:name="P13" style:family="paragraph" style:parent-style-name="Standard">
      <style:text-properties officeooo:rsid="0016bc9f" officeooo:paragraph-rsid="0016bc9f"/>
    </style:style>
    <style:style style:name="P14" style:family="paragraph" style:parent-style-name="Standard">
      <style:text-properties officeooo:rsid="00186707" officeooo:paragraph-rsid="00186707"/>
    </style:style>
    <style:style style:name="P15" style:family="paragraph" style:parent-style-name="Standard">
      <style:text-properties officeooo:rsid="0019ad94" officeooo:paragraph-rsid="0019ad94"/>
    </style:style>
    <style:style style:name="P16" style:family="paragraph" style:parent-style-name="Standard">
      <style:text-properties officeooo:rsid="001a4f18" officeooo:paragraph-rsid="001a4f18"/>
    </style:style>
    <style:style style:name="P17" style:family="paragraph" style:parent-style-name="Standard">
      <style:text-properties officeooo:rsid="001c3964" officeooo:paragraph-rsid="001c3964"/>
    </style:style>
    <style:style style:name="P18" style:family="paragraph" style:parent-style-name="Standard">
      <style:text-properties officeooo:rsid="001cb583" officeooo:paragraph-rsid="001cb583"/>
    </style:style>
    <style:style style:name="P19" style:family="paragraph" style:parent-style-name="Standard">
      <style:text-properties officeooo:rsid="001e6872" officeooo:paragraph-rsid="001e6872"/>
    </style:style>
    <style:style style:name="P20" style:family="paragraph" style:parent-style-name="Standard">
      <style:text-properties officeooo:rsid="001fd4d2" officeooo:paragraph-rsid="001fd4d2"/>
    </style:style>
    <style:style style:name="P21" style:family="paragraph" style:parent-style-name="Standard">
      <style:text-properties officeooo:rsid="001feeb8" officeooo:paragraph-rsid="001feeb8"/>
    </style:style>
    <style:style style:name="P22" style:family="paragraph" style:parent-style-name="Standard">
      <style:text-properties officeooo:rsid="0020ff21" officeooo:paragraph-rsid="0020ff21"/>
    </style:style>
    <style:style style:name="P23" style:family="paragraph" style:parent-style-name="Standard">
      <style:text-properties officeooo:rsid="0025f0ad" officeooo:paragraph-rsid="0025f0ad"/>
    </style:style>
    <style:style style:name="P24" style:family="paragraph" style:parent-style-name="Standard">
      <style:text-properties officeooo:rsid="00286711" officeooo:paragraph-rsid="00286711"/>
    </style:style>
    <style:style style:name="P25" style:family="paragraph" style:parent-style-name="Standard">
      <style:text-properties officeooo:rsid="002d173d" officeooo:paragraph-rsid="002d173d"/>
    </style:style>
    <style:style style:name="P26" style:family="paragraph" style:parent-style-name="Standard">
      <style:text-properties officeooo:rsid="002dd0e1" officeooo:paragraph-rsid="002dd0e1"/>
    </style:style>
    <style:style style:name="P27" style:family="paragraph" style:parent-style-name="Standard">
      <style:text-properties officeooo:rsid="002f9d46" officeooo:paragraph-rsid="002f9d46"/>
    </style:style>
    <style:style style:name="P28" style:family="paragraph" style:parent-style-name="Standard">
      <style:text-properties officeooo:rsid="0032f225" officeooo:paragraph-rsid="0032f225"/>
    </style:style>
    <style:style style:name="P29" style:family="paragraph" style:parent-style-name="Standard">
      <style:text-properties officeooo:rsid="0033c6c0" officeooo:paragraph-rsid="0033c6c0"/>
    </style:style>
    <style:style style:name="P30" style:family="paragraph" style:parent-style-name="Standard">
      <style:text-properties officeooo:rsid="00333628" officeooo:paragraph-rsid="00333628"/>
    </style:style>
    <style:style style:name="P31" style:family="paragraph" style:parent-style-name="Standard">
      <style:text-properties officeooo:rsid="0034944a" officeooo:paragraph-rsid="0034944a"/>
    </style:style>
    <style:style style:name="P32" style:family="paragraph" style:parent-style-name="Standard">
      <style:text-properties officeooo:rsid="00350ac9" officeooo:paragraph-rsid="00350ac9"/>
    </style:style>
    <style:style style:name="P33" style:family="paragraph" style:parent-style-name="Standard">
      <style:text-properties officeooo:rsid="00374a59" officeooo:paragraph-rsid="00350ac9"/>
    </style:style>
    <style:style style:name="P34" style:family="paragraph" style:parent-style-name="Standard">
      <style:text-properties officeooo:rsid="00374a59" officeooo:paragraph-rsid="00374a59"/>
    </style:style>
    <style:style style:name="P35" style:family="paragraph" style:parent-style-name="Standard">
      <style:text-properties officeooo:rsid="00374a59" officeooo:paragraph-rsid="003b9a6b"/>
    </style:style>
    <style:style style:name="P36" style:family="paragraph" style:parent-style-name="Standard">
      <style:text-properties officeooo:rsid="003b9a6b" officeooo:paragraph-rsid="003b9a6b"/>
    </style:style>
    <style:style style:name="P37" style:family="paragraph" style:parent-style-name="Standard">
      <style:text-properties officeooo:rsid="003d158b" officeooo:paragraph-rsid="003d158b"/>
    </style:style>
    <style:style style:name="P38" style:family="paragraph" style:parent-style-name="Standard">
      <style:text-properties officeooo:rsid="003eead6" officeooo:paragraph-rsid="003eead6"/>
    </style:style>
    <style:style style:name="P39" style:family="paragraph" style:parent-style-name="Standard">
      <style:text-properties officeooo:rsid="004213d2" officeooo:paragraph-rsid="004213d2"/>
    </style:style>
    <style:style style:name="P40" style:family="paragraph" style:parent-style-name="Standard">
      <style:text-properties officeooo:rsid="0043aab0" officeooo:paragraph-rsid="0043aab0"/>
    </style:style>
    <style:style style:name="P41" style:family="paragraph" style:parent-style-name="Standard">
      <style:text-properties officeooo:rsid="00441508" officeooo:paragraph-rsid="00441508"/>
    </style:style>
    <style:style style:name="P42" style:family="paragraph" style:parent-style-name="Standard">
      <style:text-properties fo:font-weight="bold" officeooo:rsid="0034944a" officeooo:paragraph-rsid="0034944a" style:font-weight-asian="bold" style:font-weight-complex="bold"/>
    </style:style>
    <style:style style:name="P43" style:family="paragraph" style:parent-style-name="Standard">
      <style:text-properties officeooo:rsid="004752b9" officeooo:paragraph-rsid="004752b9"/>
    </style:style>
    <style:style style:name="P44" style:family="paragraph" style:parent-style-name="Standard">
      <style:text-properties officeooo:rsid="0048c5f2" officeooo:paragraph-rsid="0048c5f2"/>
    </style:style>
    <style:style style:name="P45" style:family="paragraph" style:parent-style-name="Standard">
      <style:text-properties officeooo:rsid="00495780" officeooo:paragraph-rsid="00495780"/>
    </style:style>
    <style:style style:name="P46" style:family="paragraph" style:parent-style-name="Standard">
      <style:text-properties officeooo:rsid="0049d489" officeooo:paragraph-rsid="0049d489"/>
    </style:style>
    <style:style style:name="P47" style:family="paragraph" style:parent-style-name="Standard">
      <style:text-properties officeooo:rsid="004b15bb" officeooo:paragraph-rsid="004b15bb"/>
    </style:style>
    <style:style style:name="P48" style:family="paragraph" style:parent-style-name="Preformatted_20_Text">
      <style:text-properties officeooo:paragraph-rsid="001293c6"/>
    </style:style>
    <style:style style:name="P49" style:family="paragraph" style:parent-style-name="Preformatted_20_Text">
      <style:text-properties fo:color="#000000"/>
    </style:style>
    <style:style style:name="P50" style:family="paragraph" style:parent-style-name="Preformatted_20_Text">
      <style:text-properties fo:color="#000000" style:font-name="Courier New"/>
    </style:style>
    <style:style style:name="P51" style:family="paragraph" style:parent-style-name="Preformatted_20_Text">
      <style:text-properties fo:color="#000000" style:font-name="Courier New" officeooo:rsid="001575da" officeooo:paragraph-rsid="001575da"/>
    </style:style>
    <style:style style:name="P52" style:family="paragraph" style:parent-style-name="Preformatted_20_Text">
      <style:text-properties fo:color="#000000" style:font-name="Courier New" officeooo:rsid="002dd0e1" officeooo:paragraph-rsid="002dd0e1"/>
    </style:style>
    <style:style style:name="P53" style:family="paragraph" style:parent-style-name="Preformatted_20_Text">
      <style:text-properties fo:color="#000000" style:font-name="Courier New" officeooo:rsid="00350ac9" officeooo:paragraph-rsid="00350ac9"/>
    </style:style>
    <style:style style:name="P54" style:family="paragraph" style:parent-style-name="Preformatted_20_Text">
      <style:text-properties fo:color="#000000" style:font-name="Courier New" officeooo:rsid="00374a59" officeooo:paragraph-rsid="00374a59"/>
    </style:style>
    <style:style style:name="P55" style:family="paragraph" style:parent-style-name="Preformatted_20_Text">
      <style:text-properties fo:color="#000000" style:font-name="Courier New" officeooo:rsid="00374a59" officeooo:paragraph-rsid="003b9a6b"/>
    </style:style>
    <style:style style:name="P56" style:family="paragraph" style:parent-style-name="Preformatted_20_Text">
      <style:text-properties fo:color="#808080" style:font-name="Courier New" fo:font-style="italic" officeooo:rsid="002dd0e1" officeooo:paragraph-rsid="002dd0e1"/>
    </style:style>
    <style:style style:name="P57" style:family="paragraph" style:parent-style-name="Preformatted_20_Text">
      <style:paragraph-properties fo:margin-top="0cm" fo:margin-bottom="0.499cm" loext:contextual-spacing="false"/>
      <style:text-properties fo:color="#000000"/>
    </style:style>
    <style:style style:name="P58" style:family="paragraph" style:parent-style-name="Preformatted_20_Text">
      <style:paragraph-properties fo:margin-top="0cm" fo:margin-bottom="0.499cm" loext:contextual-spacing="false"/>
      <style:text-properties fo:color="#000000" style:font-name="Courier New"/>
    </style:style>
    <style:style style:name="P5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074cm" fo:border-left="none" fo:border-right="none" fo:border-top="none" fo:border-bottom="0.06pt solid #000000" style:join-border="false"/>
      <style:text-properties fo:font-variant="normal" fo:text-transform="none" fo:color="#242729" style:font-name="Arial" fo:font-size="11.25pt" fo:letter-spacing="normal" fo:font-style="normal" fo:font-weight="normal"/>
    </style:style>
    <style:style style:name="P63" style:family="paragraph" style:parent-style-name="Preformatted_20_Text">
      <style:paragraph-properties fo:margin-top="0cm" fo:margin-bottom="0cm" loext:contextual-spacing="false" fo:text-align="start" style:justify-single-word="false" fo:orphans="2" fo:widows="2" fo:padding="0cm" fo:border="none"/>
    </style:style>
    <style:style style:name="P64" style:family="paragraph" style:parent-style-name="Text_20_body">
      <style:text-properties fo:font-variant="normal" fo:text-transform="none" fo:color="#242729" style:font-name="Arial" fo:font-size="11.25pt" fo:letter-spacing="normal" fo:font-style="normal" fo:font-weight="normal" officeooo:rsid="0033c6c0" officeooo:paragraph-rsid="0033c6c0"/>
    </style:style>
    <style:style style:name="P65" style:family="paragraph" style:parent-style-name="Text_20_body">
      <style:text-properties officeooo:rsid="00350ac9" officeooo:paragraph-rsid="00350ac9"/>
    </style:style>
    <style:style style:name="P66" style:family="paragraph" style:parent-style-name="Standard">
      <style:paragraph-properties fo:padding="0.074cm" fo:border-left="none" fo:border-right="none" fo:border-top="none" fo:border-bottom="0.06pt solid #000000" style:join-border="false"/>
      <style:text-properties officeooo:rsid="0033c6c0" officeooo:paragraph-rsid="0033c6c0"/>
    </style:style>
    <style:style style:name="P67" style:family="paragraph" style:parent-style-name="Standard">
      <style:text-properties officeooo:rsid="004b15bb" officeooo:paragraph-rsid="004b15bb"/>
    </style:style>
    <style:style style:name="P68" style:family="paragraph" style:parent-style-name="Standard">
      <style:text-properties officeooo:rsid="004c2f1f" officeooo:paragraph-rsid="004c2f1f"/>
    </style:style>
    <style:style style:name="P69" style:family="paragraph" style:parent-style-name="Standard">
      <style:text-properties officeooo:rsid="004cc20e" officeooo:paragraph-rsid="004cc20e"/>
    </style:style>
    <style:style style:name="T1" style:family="text">
      <style:text-properties officeooo:rsid="0008c7b2"/>
    </style:style>
    <style:style style:name="T2" style:family="text">
      <style:text-properties officeooo:rsid="000a2c13"/>
    </style:style>
    <style:style style:name="T3" style:family="text">
      <style:text-properties officeooo:rsid="00100bbe"/>
    </style:style>
    <style:style style:name="T4" style:family="text">
      <style:text-properties officeooo:rsid="00103199"/>
    </style:style>
    <style:style style:name="T5" style:family="text">
      <style:text-properties officeooo:rsid="00123f90"/>
    </style:style>
    <style:style style:name="T6" style:family="text">
      <style:text-properties fo:color="#000000" style:font-name="Courier New"/>
    </style:style>
    <style:style style:name="T7" style:family="text">
      <style:text-properties officeooo:rsid="001293c6"/>
    </style:style>
    <style:style style:name="T8" style:family="text">
      <style:text-properties fo:font-variant="normal" fo:text-transform="none" fo:color="#555555" style:font-name="Trebuchet MS" fo:font-size="19.5pt" fo:letter-spacing="normal" fo:font-style="normal" fo:font-weight="bold"/>
    </style:style>
    <style:style style:name="T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0"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2"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3"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4" style:family="text">
      <style:text-properties fo:font-variant="normal" fo:text-transform="none" fo:color="#242729" style:font-name="inherit" fo:font-size="11.25pt" fo:letter-spacing="normal" fo:font-style="normal" fo:font-weight="bold" loext:padding="0cm" loext:border="none"/>
    </style:style>
    <style:style style:name="T1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6" style:family="text">
      <style:text-properties fo:font-variant="normal" fo:text-transform="none" fo:color="#242729" fo:letter-spacing="normal" fo:background-color="#eff0f1" loext:char-shading-value="0" loext:padding="0cm" loext:border="none"/>
    </style:style>
    <style:style style:name="T17" style:family="text">
      <style:text-properties fo:font-variant="normal" fo:text-transform="none" fo:color="#333333" style:font-name="Open Sans" fo:font-size="9.75pt" fo:letter-spacing="normal" fo:font-style="normal" fo:font-weight="normal"/>
    </style:style>
    <style:style style:name="T18" style:family="text">
      <style:text-properties fo:font-variant="normal" fo:text-transform="none" fo:color="#333333" style:font-name="Open Sans" fo:font-size="9.75pt" fo:letter-spacing="normal" fo:font-style="normal" fo:font-weight="normal" officeooo:rsid="00402168"/>
    </style:style>
    <style:style style:name="T19" style:family="text">
      <style:text-properties fo:font-variant="normal" fo:text-transform="none" fo:color="#333333" style:font-name="monospace" fo:font-size="9.75pt" fo:letter-spacing="normal" fo:font-style="normal" fo:font-weight="normal" fo:background-color="#f2f2f2" loext:char-shading-value="0" loext:padding="0cm" loext:border="none"/>
    </style:style>
    <style:style style:name="T20" style:family="text">
      <style:text-properties fo:font-variant="normal" fo:text-transform="none" fo:color="#333333" fo:letter-spacing="normal"/>
    </style:style>
    <style:style style:name="T21" style:family="text">
      <style:text-properties fo:color="#000080" fo:font-weight="bold"/>
    </style:style>
    <style:style style:name="T22" style:family="text">
      <style:text-properties fo:color="#000080" style:font-name="Courier New"/>
    </style:style>
    <style:style style:name="T23" style:family="text">
      <style:text-properties fo:color="#808080"/>
    </style:style>
    <style:style style:name="T24" style:family="text">
      <style:text-properties style:font-name="Courier New"/>
    </style:style>
    <style:style style:name="T25" style:family="text">
      <style:text-properties fo:color="#94558d"/>
    </style:style>
    <style:style style:name="T26" style:family="text">
      <style:text-properties fo:color="#94558d" style:font-name="Courier New"/>
    </style:style>
    <style:style style:name="T27" style:family="text">
      <style:text-properties fo:color="#660099" style:font-name="Courier New"/>
    </style:style>
    <style:style style:name="T28" style:family="text">
      <style:text-properties officeooo:rsid="00178b55"/>
    </style:style>
    <style:style style:name="T29" style:family="text">
      <style:text-properties officeooo:rsid="00186707"/>
    </style:style>
    <style:style style:name="T30" style:family="text">
      <style:text-properties officeooo:rsid="001a8352"/>
    </style:style>
    <style:style style:name="T31" style:family="text">
      <style:text-properties officeooo:rsid="00303766"/>
    </style:style>
    <style:style style:name="T32" style:family="text">
      <style:text-properties officeooo:rsid="00316d56"/>
    </style:style>
    <style:style style:name="T33" style:family="text">
      <style:text-properties officeooo:rsid="0032f225"/>
    </style:style>
    <style:style style:name="T34" style:family="text">
      <style:text-properties fo:font-weight="bold" style:font-weight-asian="bold" style:font-weight-complex="bold"/>
    </style:style>
    <style:style style:name="T35" style:family="text">
      <style:text-properties fo:color="#008000" fo:font-weight="bold"/>
    </style:style>
    <style:style style:name="T36" style:family="text">
      <style:text-properties officeooo:rsid="0035ae29"/>
    </style:style>
    <style:style style:name="T37" style:family="text">
      <style:text-properties officeooo:rsid="00384db2"/>
    </style:style>
    <style:style style:name="T38" style:family="text">
      <style:text-properties officeooo:rsid="003a2880"/>
    </style:style>
    <style:style style:name="T39" style:family="text">
      <style:text-properties fo:color="#333333" style:font-name="Open Sans" fo:font-size="9.75pt" fo:letter-spacing="normal" fo:font-style="italic" fo:font-weight="normal"/>
    </style:style>
    <style:style style:name="T40" style:family="text">
      <style:text-properties officeooo:rsid="0045601f"/>
    </style:style>
    <style:style style:name="T41" style:family="text">
      <style:text-properties officeooo:rsid="0046d2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ote sur le developpement de pySPC</text:p>
      <text:p text:style-name="P1"/>
      <text:p text:style-name="P1"/>
      <text:p text:style-name="P1">Autre librairie</text:p>
      <text:p text:style-name="P1"/>
      <text:p text:style-name="P1">On retrouve la corrélation de Wahl dans</text:p>
      <text:p text:style-name="P1">FCS_point_correlator-master correlation_method.py</text:p>
      <text:p text:style-name="P1"/>
      <text:p text:style-name="P2">13 janvier 2017</text:p>
      <text:p text:style-name="P2"/>
      <text:p text:style-name="P2">Finalement, je vais aller au plus simple pour le GUI :</text:p>
      <text:p text:style-name="P2">- Matplotlib pour les graphes, vu que je viens de voir qu'il existe des <text:span text:style-name="T2">interactions</text:span> possibles avec le graphe (avec des callback et companie)</text:p>
      <text:p text:style-name="P2">- Tkinter car il est livré avec et possede ce qu'il faut de composant. <text:span text:style-name="T1">JE vais fortement m'inspirer de ce que j'avais fait avec propSpecReader.</text:span></text:p>
      <text:p text:style-name="P2"/>
      <text:p text:style-name="P3">21 juillet 2017</text:p>
      <text:p text:style-name="P3"/>
      <text:p text:style-name="P3">Je change l'algo du chronogramme en <text:span text:style-name="T29">faisant</text:span> une simple division par le temps d'une bin suivit d'un histogramme via numpy.</text:p>
      <text:p text:style-name="P2"/>
      <text:p text:style-name="P4">J'opte pour un pattern MVC (Model View Controller, comme avec propSpecReader mais en mieux fait).<text:tab/></text:p>
      <text:p text:style-name="P4"/>
      <text:p text:style-name="P5">L'import des données en python, n'est vraiment pas simple.</text:p>
      <text:p text:style-name="P5">Je veux séparer les données sur les plusieurs detecteurs.</text:p>
      <text:p text:style-name="P5">De base, si j'ai N click detectés, je me retrouve avec 3 tableaux de dimension N :</text:p>
      <text:p text:style-name="P5">- detecteur</text:p>
      <text:p text:style-name="P5">- timestamp (macrotime)</text:p>
      <text:p text:style-name="P5">- nanotime (microtime)</text:p>
      <text:p text:style-name="P5">A l'usage ce n'est pas pratique car cela demande de checker en permanence le numéro de detecteur <text:span text:style-name="T3">de chaque photon</text:span> pour savoir s'il faut l'inclure ou non dans l'analyse.</text:p>
      <text:p text:style-name="P5"/>
      <text:p text:style-name="P8"><text:span text:style-name="T4">J'utilise d'abord np.unique sur le detector qui m'indique quelle valeur de detecteur sont présent dans le fichier et où. Je peux par exemple savoir que trois detecteurs ont été utilisés : 0,1 et 3 et je connais l'index de leur tick respectif (</text:span><text:span text:style-name="T6">unique_inverse</text:span><text:span text:style-name="T5">).</text:span></text:p>
      <text:p text:style-name="P6"/>
      <text:p text:style-name="P7">Ensuite, il faut que je copie uniquement les photons d'un seul detecteur vers un tableau numpy dédié.</text:p>
      <text:p text:style-name="P10">Il y a pour cela la fonction take.</text:p>
      <text:p text:style-name="P5"/>
      <text:p text:style-name="P9"><text:span text:style-name="T7">On peut créer des mask via </text:span><text:span text:style-name="T8">numpy.ma.masked_where</text:span></text:p>
      <text:p text:style-name="P48"><text:span text:style-name="Source_20_Text"><text:span text:style-name="T9">import</text:span></text:span><text:span text:style-name="Source_20_Text"><text:span text:style-name="T10"> </text:span></text:span><text:span text:style-name="Source_20_Text"><text:span text:style-name="T11">numpy </text:span></text:span><text:span text:style-name="Source_20_Text"><text:span text:style-name="T9">as</text:span></text:span><text:span text:style-name="Source_20_Text"><text:span text:style-name="T10"> </text:span></text:span><text:span text:style-name="Source_20_Text"><text:span text:style-name="T11">np</text:span></text:span></text:p>
      <text:p text:style-name="P63"/>
      <text:p text:style-name="P59"><text:span text:style-name="Source_20_Text"><text:span text:style-name="T11">y =</text:span></text:span><text:span text:style-name="Source_20_Text"><text:span text:style-name="T10"> </text:span></text:span><text:span text:style-name="Source_20_Text"><text:span text:style-name="T11">np.array([</text:span></text:span><text:span text:style-name="Source_20_Text"><text:span text:style-name="T12">2</text:span></text:span><text:span text:style-name="Source_20_Text"><text:span text:style-name="T11">,</text:span></text:span><text:span text:style-name="Source_20_Text"><text:span text:style-name="T12">1</text:span></text:span><text:span text:style-name="Source_20_Text"><text:span text:style-name="T11">,</text:span></text:span><text:span text:style-name="Source_20_Text"><text:span text:style-name="T12">5</text:span></text:span><text:span text:style-name="Source_20_Text"><text:span text:style-name="T11">,</text:span></text:span><text:span text:style-name="Source_20_Text"><text:span text:style-name="T12">2</text:span></text:span><text:span text:style-name="Source_20_Text"><text:span text:style-name="T11">])</text:span></text:span><text:span text:style-name="Source_20_Text"><text:span text:style-name="T10"> <text:s text:c="9"/></text:span></text:span><text:span text:style-name="Source_20_Text"><text:span text:style-name="T13"># y axis</text:span></text:span></text:p>
      <text:p text:style-name="P59"><text:span text:style-name="Source_20_Text"><text:span text:style-name="T11">x =</text:span></text:span><text:span text:style-name="Source_20_Text"><text:span text:style-name="T10"> </text:span></text:span><text:span text:style-name="Source_20_Text"><text:span text:style-name="T11">np.array([</text:span></text:span><text:span text:style-name="Source_20_Text"><text:span text:style-name="T12">1</text:span></text:span><text:span text:style-name="Source_20_Text"><text:span text:style-name="T11">,</text:span></text:span><text:span text:style-name="Source_20_Text"><text:span text:style-name="T12">2</text:span></text:span><text:span text:style-name="Source_20_Text"><text:span text:style-name="T11">,</text:span></text:span><text:span text:style-name="Source_20_Text"><text:span text:style-name="T12">3</text:span></text:span><text:span text:style-name="Source_20_Text"><text:span text:style-name="T11">,</text:span></text:span><text:span text:style-name="Source_20_Text"><text:span text:style-name="T12">4</text:span></text:span><text:span text:style-name="Source_20_Text"><text:span text:style-name="T11">])</text:span></text:span><text:span text:style-name="Source_20_Text"><text:span text:style-name="T10"> <text:s text:c="9"/></text:span></text:span><text:span text:style-name="Source_20_Text"><text:span text:style-name="T13"># x axis</text:span></text:span></text:p>
      <text:p text:style-name="P59"><text:soft-page-break/><text:span text:style-name="Source_20_Text"><text:span text:style-name="T11">m =</text:span></text:span><text:span text:style-name="Source_20_Text"><text:span text:style-name="T10"> </text:span></text:span><text:span text:style-name="Source_20_Text"><text:span text:style-name="T11">np.ma.masked_where(y&gt;</text:span></text:span><text:span text:style-name="Source_20_Text"><text:span text:style-name="T12">2</text:span></text:span><text:span text:style-name="Source_20_Text"><text:span text:style-name="T11">,</text:span></text:span><text:span text:style-name="Source_20_Text"><text:span text:style-name="T10"> </text:span></text:span><text:span text:style-name="Source_20_Text"><text:span text:style-name="T11">y)</text:span></text:span><text:span text:style-name="Source_20_Text"><text:span text:style-name="T10"> <text:s text:c="2"/></text:span></text:span><text:span text:style-name="Source_20_Text"><text:span text:style-name="T13"># filter out values larger than 5</text:span></text:span></text:p>
      <text:p text:style-name="P59"><text:span text:style-name="Source_20_Text"><text:span text:style-name="T9">print</text:span></text:span><text:span text:style-name="Source_20_Text"><text:span text:style-name="T10"> </text:span></text:span><text:span text:style-name="Source_20_Text"><text:span text:style-name="T11">m</text:span></text:span></text:p>
      <text:p text:style-name="P59"><text:span text:style-name="Source_20_Text"><text:span text:style-name="T11">[</text:span></text:span><text:span text:style-name="Source_20_Text"><text:span text:style-name="T12">2</text:span></text:span><text:span text:style-name="Source_20_Text"><text:span text:style-name="T10"> </text:span></text:span><text:span text:style-name="Source_20_Text"><text:span text:style-name="T12">1</text:span></text:span><text:span text:style-name="Source_20_Text"><text:span text:style-name="T10"> </text:span></text:span><text:span text:style-name="Source_20_Text"><text:span text:style-name="T11">--</text:span></text:span><text:span text:style-name="Source_20_Text"><text:span text:style-name="T10"> </text:span></text:span><text:span text:style-name="Source_20_Text"><text:span text:style-name="T12">2</text:span></text:span><text:span text:style-name="Source_20_Text"><text:span text:style-name="T11">]</text:span></text:span></text:p>
      <text:p text:style-name="P59"><text:span text:style-name="Source_20_Text"><text:span text:style-name="T9">print</text:span></text:span><text:span text:style-name="Source_20_Text"><text:span text:style-name="T10"> </text:span></text:span><text:span text:style-name="Source_20_Text"><text:span text:style-name="T11">np.ma.compressed(m)</text:span></text:span></text:p>
      <text:p text:style-name="P59"><text:span text:style-name="Source_20_Text"><text:span text:style-name="T11">[</text:span></text:span><text:span text:style-name="Source_20_Text"><text:span text:style-name="T12">2</text:span></text:span><text:span text:style-name="Source_20_Text"><text:span text:style-name="T10"> </text:span></text:span><text:span text:style-name="Source_20_Text"><text:span text:style-name="T12">1</text:span></text:span><text:span text:style-name="Source_20_Text"><text:span text:style-name="T10"> </text:span></text:span><text:span text:style-name="Source_20_Text"><text:span text:style-name="T12">2</text:span></text:span><text:span text:style-name="Source_20_Text"><text:span text:style-name="T11">]</text:span></text:span></text:p>
      <text:p text:style-name="P12"/>
      <text:p text:style-name="P11">Cela semble marcher avec ceci :</text:p>
      <text:p text:style-name="P51"><text:span text:style-name="T21">for </text:span><text:span text:style-name="T23">value </text:span><text:span text:style-name="T21">in </text:span>unique:</text:p>
      <text:p text:style-name="P49"><text:s text:c="4"/><text:span text:style-name="T24">m_ = np.ma.masked_where(unique_inverse == return_index[soft_channel_value], timestamps)</text:span></text:p>
      <text:p text:style-name="P49"><text:s text:c="4"/><text:span text:style-name="T26">self</text:span><text:span text:style-name="T24">.timestamps.append(np.ma.compressed(m_))</text:span></text:p>
      <text:p text:style-name="P49"><text:s text:c="4"/><text:span text:style-name="T24">m_ = np.ma.masked_where(unique_inverse == return_index[soft_channel_value], nanotimes)</text:span></text:p>
      <text:p text:style-name="P49"><text:s text:c="4"/><text:span text:style-name="T26">self</text:span><text:span text:style-name="T24">.nanotimes.append(np.ma.compressed(m_))</text:span></text:p>
      <text:p text:style-name="P57"><text:s text:c="4"/><text:span text:style-name="T26">self</text:span><text:span text:style-name="T24">.isFiltered.append(np.ones(unique_counts[soft_channel_value], </text:span><text:span text:style-name="T27">dtype</text:span><text:span text:style-name="T24">=</text:span><text:span text:style-name="T22">bool</text:span><text:span text:style-name="T24">))</text:span></text:p>
      <text:p text:style-name="P13">J'opte pour une approche plus objet avec une classe Photon et une classe detecteur <text:span text:style-name="T28">et j'abandonne car je me souviens pourquoi je ne l'ai pas fait, car cela m'enpeche à priori d'utiliser facilement des tableaux numpy.</text:span></text:p>
      <text:p text:style-name="P13"/>
      <text:p text:style-name="P14">8 septembre</text:p>
      <text:p text:style-name="P14"/>
      <text:p text:style-name="P14">je m'y remet tranquillement, il faudrait faire des schémas de la structure du programme.</text:p>
      <text:p text:style-name="P14">Bon, il me semble que faire un chronogramme ainsi que l'histogramme des intensités (qui doit être une courbe « super poissonienne » PCH) <text:s/>est OK.</text:p>
      <text:p text:style-name="P14">Il faut maintenant l'afficher.</text:p>
      <text:p text:style-name="P14">L'histogramme/chronogramme va être super grand car il a un nombre de bin égale à</text:p>
      <text:p text:style-name="P14">je vais commencer par afficher la PCH</text:p>
      <text:p text:style-name="P14"/>
      <text:p text:style-name="P15">Ce n'est pas si facile car c'est le premier graphe et je n'ai pas l'habitude de faire travailler ensemble Matplotlib et tkinter.</text:p>
      <text:p text:style-name="P16">J'ai repris un snipset de je ne sais plus où, où il met le canvas dans un frame ayant tk pour master.</text:p>
      <text:p text:style-name="P16">Si je met directement tk comme master du canvas, le graphe s'affiche. <text:span text:style-name="T30">Il faut que je revois ce qu'est un frame.</text:span></text:p>
      <text:p text:style-name="P16"/>
      <text:p text:style-name="P17">J'ai encore un peu changer la structure du programme en incluant la classe PCH. J'arrive à tracer des chornogrammes mais comme un peu présenti, c'est très long avec matplotlib. Cela est due au fait qu'on lui demande de tracer 23000 bars d'histogramme. Deux possibilités :</text:p>
      <text:p text:style-name="P17">- Couper moi-même le nombre de points à afficher, on compte disons 1000 barres à afficher.</text:p>
      <text:p text:style-name="P17">- Utiliser pyqtgraph.</text:p>
      <text:p text:style-name="P17"/>
      <text:p text:style-name="P18">La première méthode marche bien, mais il manque les outils de zooms et compagnie…</text:p>
      <text:p text:style-name="P19">Finalement, (un peu de courage que diable), on peut le faire avec des callbacks. Je reste donc pour l'instant ac MatPlotLib parce que je le connais et le programme n'est pas en train de faire des graphes en permanence.</text:p>
      <text:p text:style-name="P19"/>
      <text:p text:style-name="P19">Objectid suivants : Mettre de part et d'autre le chronogramme et la PCH (mais en bien plus petit). Il me semble qu'il faut utiliser une grid en tkinter.</text:p>
      <text:p text:style-name="P19"/>
      <text:p text:style-name="P20">Je peux changer la taille des graphes ac l'option DPI.</text:p>
      <text:p text:style-name="P20"/>
      <text:p text:style-name="P21"><text:soft-page-break/>Bon, j'avance dans la gestion des graphes (toujours tenté par aller voir du coté de pyqtgraph).</text:p>
      <text:p text:style-name="P21">J'arrive à mettre les 3 graphes où je veux. En faisant plot au lieu de bar, tout s'affriche plus vite sans trop changer l'affichage</text:p>
      <text:p text:style-name="P21"/>
      <text:p text:style-name="P21">je vois aussi qu'il existe les widgets matplotlib (<text:a xlink:type="simple" xlink:href="https://matplotlib.org/api/widgets_api.html" text:style-name="Internet_20_link" text:visited-style-name="Visited_20_Internet_20_Link">https://matplotlib.org/api/widgets_api.html</text:a>). Il faut néanmoins updater matplotlib en 2.0.</text:p>
      <text:p text:style-name="P22">J'ai l'erreur AttributeError: Unknown property facecolor.</text:p>
      <text:p text:style-name="P22">Même en updatant matplotlib le pb reste.</text:p>
      <text:p text:style-name="P22"/>
      <text:p text:style-name="P23">7 octobre</text:p>
      <text:p text:style-name="P23"/>
      <text:p text:style-name="P23">Je suis repartie des examples de Matplotlib 2,0.</text:p>
      <text:p text:style-name="P23">pas mal de widget sont interessants. En particulier le spanselector.</text:p>
      <text:p text:style-name="P23"/>
      <text:p text:style-name="P23">J'ai réussie à afficher le chronogram avec la possiblité de naviguer dans le graphe du haut. Il reste encore qq pb d'échelle.</text:p>
      <text:p text:style-name="P23"/>
      <text:p text:style-name="P23">Je me rends compte que le projet est encore en python 2. La migration en 3 demande quelque efforts. En particulier pour les imports.</text:p>
      <text:p text:style-name="P23"/>
      <text:p text:style-name="P24">Je passe aussi à une version plus recente de phconvert.</text:p>
      <text:p text:style-name="P24"/>
      <text:p text:style-name="P25">Mercredi 6 décembre</text:p>
      <text:p text:style-name="P25"/>
      <text:p text:style-name="P25">Alors que je devrais travailler pour préparer l'agreg, je me pose quelque question <text:span text:style-name="T41">existentielle</text:span> sur le programme.</text:p>
      <text:p text:style-name="P25"/>
      <text:p text:style-name="P25">Tout d'abord, comment mener de front une programmation objet et des tableaux numpy. </text:p>
      <text:p text:style-name="P25">En effet, pour modéliser par exemple un mvt Browien, je ne peux pas créer une classe particule où comme attribut j'aurais les positions x,y,z. En effet, les cases mémoire des positions entre deux particules ne seraient pas aligner et le programme (surtout en Pyhton) mettrait bcp de temps pour passer d'une particule à l'autre.</text:p>
      <text:p text:style-name="P25"/>
      <text:p text:style-name="P25">Je découvre donc l'existence de la data-oriented-design</text:p>
      <text:p text:style-name="P25"><text:a xlink:type="simple" xlink:href="http://gamesfromwithin.com/data-oriented-design" text:style-name="Internet_20_link" text:visited-style-name="Visited_20_Internet_20_Link">http://gamesfromwithin.com/data-oriented-design</text:a></text:p>
      <text:p text:style-name="P25">En gros, si j'ai bien compris, l'idée est de mettre en avant la structure en mémoire des données pour choisir quand organisé le programme.</text:p>
      <text:p text:style-name="P25">Pour le cas du mouvement browien, cela serait donc un GROS tableau numpy</text:p>
      <text:p text:style-name="P25"/>
      <text:p text:style-name="P25">x1, y1, z1, phi1, theta1, r1, D1, …</text:p>
      <text:p text:style-name="P25">x2, y2, z2, phi2, theta2, r2, D2, …</text:p>
      <text:p text:style-name="P25">……………………………………</text:p>
      <text:p text:style-name="P25">xn, yn, zn, phin, thetan, rn, Dn, …</text:p>
      <text:p text:style-name="P25"/>
      <text:p text:style-name="P25">Toutes les fonctions/méthodes travaillent avec ce tableau ou des slices de ce tableau.</text:p>
      <text:p text:style-name="P26">Numpy permet de garder une approche un peu objet en redefiniisant des dtypes.</text:p>
      <text:p text:style-name="P26"/>
      <text:p text:style-name="P26">Par exemple pour un tableau contenant tous les photons d'un même detecteur.</text:p>
      <text:p text:style-name="P56">self.photonDataType = np.dtype([('timestamps', np.uint64), ('nanotimes', np.uint32) , ('isFiltered', np.bool_)])</text:p>
      <text:p text:style-name="P26"/>
      <text:p text:style-name="P26">On définit les cases du tableau avec des types (combien d'octet par case de tableau) et on peut ensuite rappeler tout cela sous la forme</text:p>
      <text:p text:style-name="P26"><text:soft-page-break/>self.photons[1]['timestamps'] ce qui est assez <text:span text:style-name="T33">lisible.</text:span></text:p>
      <text:p text:style-name="P26"/>
      <text:p text:style-name="P26">A la relecture du code, un ancien problème se pose sur l'organisation des données des photons.</text:p>
      <text:p text:style-name="P26">Les snipsets de lecture de fichier B&amp;H et Picoquant me retourne quatre tableau numpy :</text:p>
      <text:p text:style-name="P52">timestamps, detectors, nanotimes, meta </text:p>
      <text:p text:style-name="P26">Meta n'a pas d'importance.</text:p>
      <text:p text:style-name="P26">Par contre detectors pose problèmes,</text:p>
      <text:p text:style-name="P26">soit je fait un <text:s/>SEUL grand tableaux</text:p>
      <text:p text:style-name="P26">t1, µ1, d1</text:p>
      <text:p text:style-name="P26">t2, µ2, d2</text:p>
      <text:p text:style-name="P26">………</text:p>
      <text:p text:style-name="P26">tn, µn, dn</text:p>
      <text:p text:style-name="P26">Soit d'emblée je sépare en C tableaux où C est le nombre de canaux</text:p>
      <text:p text:style-name="P26"><text:s text:c="2"/>C1<text:tab/><text:tab/><text:tab/> <text:s text:c="2"/>C2<text:tab/><text:tab/><text:tab/>etc...</text:p>
      <text:p text:style-name="P26">t1, µ1<text:tab/><text:tab/><text:tab/>t1, µ1</text:p>
      <text:p text:style-name="P26">t2, µ2<text:tab/><text:tab/><text:tab/>t2, µ2</text:p>
      <text:p text:style-name="P26">……..<text:tab/><text:tab/><text:tab/>……..</text:p>
      <text:p text:style-name="P26">tn, µn<text:tab/><text:tab/><text:tab/>tn, µn</text:p>
      <text:p text:style-name="P26"/>
      <text:p text:style-name="P27">Je pense que je vais faire les deux, car c'est très facile avec les masques de passer du <text:span text:style-name="T31">GROS</text:span> tableau au petits tableaux <text:span text:style-name="T32">Cn.</text:span></text:p>
      <text:p text:style-name="P27"/>
      <text:p text:style-name="P29">Voir aussi ici :<text:a xlink:type="simple" xlink:href="https://stackoverflow.com/questions/1641580/what-is-data-oriented-design" text:style-name="Internet_20_link" text:visited-style-name="Visited_20_Internet_20_Link">https://stackoverflow.com/questions/1641580/what-is-data-oriented-design</text:a></text:p>
      <text:p text:style-name="P29"/>
      <text:p text:style-name="P66">je fais copier coller :</text:p>
      <text:p text:style-name="P64">Say you have ball objects in your application with properties such as color, radius, bounciness, position etc.</text:p>
      <text:p text:style-name="P61"><text:span text:style-name="Strong_20_Emphasis"><text:span text:style-name="T14">Object Oriented Approach</text:span></text:span></text:p>
      <text:p text:style-name="P60">In OOP you would describe you balls like this:</text:p>
      <text:p text:style-name="P59"><text:span text:style-name="Source_20_Text"><text:span text:style-name="T15">class Ball {</text:span></text:span></text:p>
      <text:p text:style-name="P63"><text:span text:style-name="Source_20_Text"><text:span text:style-name="T16"><text:s text:c="2"/></text:span></text:span><text:span text:style-name="Source_20_Text"><text:span text:style-name="T15">Point <text:s/>position;</text:span></text:span></text:p>
      <text:p text:style-name="P63"><text:span text:style-name="Source_20_Text"><text:span text:style-name="T16"><text:s text:c="2"/></text:span></text:span><text:span text:style-name="Source_20_Text"><text:span text:style-name="T15">Color <text:s/>color;</text:span></text:span></text:p>
      <text:p text:style-name="P63"><text:span text:style-name="Source_20_Text"><text:span text:style-name="T16"><text:s text:c="2"/></text:span></text:span><text:span text:style-name="Source_20_Text"><text:span text:style-name="T15">double radius;</text:span></text:span></text:p>
      <text:p text:style-name="P63"/>
      <text:p text:style-name="P63"><text:span text:style-name="Source_20_Text"><text:span text:style-name="T16"><text:s text:c="2"/></text:span></text:span><text:span text:style-name="Source_20_Text"><text:span text:style-name="T15">void draw();</text:span></text:span></text:p>
      <text:p text:style-name="P63"><text:span text:style-name="Source_20_Text"><text:span text:style-name="T15">};</text:span></text:span></text:p>
      <text:p text:style-name="P60">And then you would create a collection of balls like this:</text:p>
      <text:p text:style-name="P59"><text:span text:style-name="Source_20_Text"><text:span text:style-name="T15">vector&lt;Ball&gt; balls;</text:span></text:span></text:p>
      <text:p text:style-name="P61"><text:span text:style-name="Strong_20_Emphasis"><text:span text:style-name="T14">Data Oriented Approach</text:span></text:span></text:p>
      <text:p text:style-name="P60">In Data Oriented Design however you are more likely to write the code like this:</text:p>
      <text:p text:style-name="P59"><text:span text:style-name="Source_20_Text"><text:span text:style-name="T15">class Balls {</text:span></text:span></text:p>
      <text:p text:style-name="P63"><text:span text:style-name="Source_20_Text"><text:span text:style-name="T16"><text:s text:c="2"/></text:span></text:span><text:span text:style-name="Source_20_Text"><text:span text:style-name="T15">vector&lt;Point&gt; <text:s/>position;</text:span></text:span></text:p>
      <text:p text:style-name="P63"><text:span text:style-name="Source_20_Text"><text:span text:style-name="T16"><text:s text:c="2"/></text:span></text:span><text:span text:style-name="Source_20_Text"><text:span text:style-name="T15">vector&lt;Color&gt; <text:s/>color;</text:span></text:span></text:p>
      <text:p text:style-name="P63"><text:span text:style-name="Source_20_Text"><text:span text:style-name="T16"><text:s text:c="2"/></text:span></text:span><text:span text:style-name="Source_20_Text"><text:span text:style-name="T15">vector&lt;double&gt; radius;</text:span></text:span></text:p>
      <text:p text:style-name="P63"/>
      <text:p text:style-name="P63"><text:span text:style-name="Source_20_Text"><text:span text:style-name="T16"><text:s text:c="2"/></text:span></text:span><text:span text:style-name="Source_20_Text"><text:span text:style-name="T15">void draw();</text:span></text:span></text:p>
      <text:p text:style-name="P63"><text:span text:style-name="Source_20_Text"><text:span text:style-name="T15">};</text:span></text:span></text:p>
      <text:p text:style-name="P60">As you can see there is no single unit representing one Ball anymore. Ball objects only exist implicitly.</text:p>
      <text:p text:style-name="P60">This can have many advantages performance wise. Usually we want to do operations on many balls at the same time. Hardware usually wants large continuous chunks of memory to operate efficiently.</text:p>
      <text:p text:style-name="P60"><text:soft-page-break/>Secondly you might do operations that affects only part of a balls properties. E.g. if you combine the colors of all the balls in various ways, then you want your cache to only contain color information. However when all ball properties are stored in one unit you will pull in all the other properties of a ball as well. Even though you don't need them.</text:p>
      <text:p text:style-name="P61"><text:span text:style-name="Strong_20_Emphasis"><text:span text:style-name="T14">Cache Usage Example</text:span></text:span></text:p>
      <text:p text:style-name="P60">Say a ball each ball takes up 64 bytes and a Point takes 4 bytes. A cache slot takes say 64 bytes as well. If I want to update the position of 10 balls I have to pull in 10*64 = 640 bytes of memory into cache and get 10 cache misses. If however I can work the positions of the balls as separate units, that will only take 4*10 = 40 bytes. That fits in one cache fetch. Thus we only get 1 cache miss to update all the 10 balls. These numbers are arbitrary I assume a cache block is bigger.</text:p>
      <text:p text:style-name="P60">But it illustrates how memory layout can have severe effect cache hits and thus performance. This will only increase in importance as the difference between CPU and RAM speed widens.</text:p>
      <text:p text:style-name="P61"><text:span text:style-name="Strong_20_Emphasis"><text:span text:style-name="T14">How to layout the memory</text:span></text:span></text:p>
      <text:p text:style-name="P60">In my ball example I simplified the issue a lot, because usually for any normal app you will likely access multiple variables together. E.g. position and radius will probably be used together frequently. Then your structure should be:</text:p>
      <text:p text:style-name="P59"><text:span text:style-name="Source_20_Text"><text:span text:style-name="T15">class Body {</text:span></text:span></text:p>
      <text:p text:style-name="P63"><text:span text:style-name="Source_20_Text"><text:span text:style-name="T16"><text:s text:c="2"/></text:span></text:span><text:span text:style-name="Source_20_Text"><text:span text:style-name="T15">Point <text:s/>position;</text:span></text:span></text:p>
      <text:p text:style-name="P63"><text:span text:style-name="Source_20_Text"><text:span text:style-name="T16"><text:s text:c="2"/></text:span></text:span><text:span text:style-name="Source_20_Text"><text:span text:style-name="T15">double radius;</text:span></text:span></text:p>
      <text:p text:style-name="P63"><text:span text:style-name="Source_20_Text"><text:span text:style-name="T15">};</text:span></text:span></text:p>
      <text:p text:style-name="P63"/>
      <text:p text:style-name="P63"><text:span text:style-name="Source_20_Text"><text:span text:style-name="T15">class Balls {</text:span></text:span></text:p>
      <text:p text:style-name="P63"><text:span text:style-name="Source_20_Text"><text:span text:style-name="T16"><text:s text:c="2"/></text:span></text:span><text:span text:style-name="Source_20_Text"><text:span text:style-name="T15">vector&lt;Body&gt; <text:s/>bodies;</text:span></text:span></text:p>
      <text:p text:style-name="P63"><text:span text:style-name="Source_20_Text"><text:span text:style-name="T16"><text:s text:c="2"/></text:span></text:span><text:span text:style-name="Source_20_Text"><text:span text:style-name="T15">vector&lt;Color&gt; <text:s/>color;</text:span></text:span></text:p>
      <text:p text:style-name="P63"/>
      <text:p text:style-name="P63"><text:span text:style-name="Source_20_Text"><text:span text:style-name="T16"><text:s text:c="2"/></text:span></text:span><text:span text:style-name="Source_20_Text"><text:span text:style-name="T15">void draw();</text:span></text:span></text:p>
      <text:p text:style-name="P63"><text:span text:style-name="Source_20_Text"><text:span text:style-name="T15">};</text:span></text:span></text:p>
      <text:p text:style-name="P60">The reason you should do this is that if data used together are placed in separate arrays, there is a risk that they will compete for the same slots in the cache. Thus loading one will throw out the other.</text:p>
      <text:p text:style-name="P60">So compared to Object Oriented programming the classes you end up making are not related to the entities in your mental model of the problem. Since data is lumped together based on data usage, you won't always have sensible names to give your classes in Data Oriented Design.</text:p>
      <text:p text:style-name="P61"><text:span text:style-name="Strong_20_Emphasis"><text:span text:style-name="T14">Relation to relational databases</text:span></text:span></text:p>
      <text:p text:style-name="P62">The thinking behind Data Oriented Design is very similar to how you think about relational databases. Optimizing a relational database can also involve using the cache more efficient, although in this case, the cache is not CPU cache put pages in memory. A good data base designer will also likely split out infrequently accessed data into a separate table rather than creating a table with huge number of columns were only a few of the columns are ever used. He might also choose to denormalize some of the tables so that data don't have to be accessed from multiple locations on disk. Just like with Data Oriented Design these choices are made by looking at what the data access patterns are and where the performance bottleneck is.</text:p>
      <text:p text:style-name="P29"/>
      <text:p text:style-name="P27"/>
      <text:p text:style-name="P28">Bref, il va falloir un peu adapté ce que j'avais écrit jusque là.</text:p>
      <text:p text:style-name="P28"/>
      <text:p text:style-name="P30">Je change un peu le code pour avoir ce gros tableau.</text:p>
      <text:p text:style-name="P30"/>
      <text:p text:style-name="P30"/>
      <text:p text:style-name="P42"><text:soft-page-break/>12 décembre</text:p>
      <text:p text:style-name="P31"/>
      <text:p text:style-name="P31"><text:span text:style-name="T40">Apparemment</text:span> les tableaux numpy sont lents car traités en python en non en C…</text:p>
      <text:p text:style-name="P32">Je repars donc sur un array de data par channel.</text:p>
      <text:p text:style-name="P32">Les datas sont les photons qui ont trois champs</text:p>
      <text:p text:style-name="P53"><text:span text:style-name="T25">self</text:span>.photonDataType = np.dtype([(<text:span text:style-name="T35">'timestamps'</text:span>, np.uint64), (<text:span text:style-name="T35">'nanotimes'</text:span>, np.uint32), (<text:span text:style-name="T35">'detectors'</text:span>, np.uint16)])</text:p>
      <text:p text:style-name="P53"/>
      <text:p text:style-name="P65"><text:span text:style-name="T36">Initialement</text:span>, il y avait aussi isFiltered, un booléen, mais finalement, je vais utiliser les masques de Python <text:span text:style-name="T36">(cela simplifiera aussi les undo).</text:span></text:p>
      <text:p text:style-name="P32"/>
      <text:p text:style-name="P33">OK le compressed sur le tableau ac un type custom ne fonctionne pas directement.</text:p>
      <text:p text:style-name="P35">Fait un peu bizarre aussi ac un fichier pt3 j'ai deux channel, le 1 et le 15… Le 15 ne serait pas relié aux overflow du timer. <text:span text:style-name="T37">Le premier evenement est (65536, 0, 15), on a aussi (131072, 0, 15) c'est donc suspect…</text:span></text:p>
      <text:p text:style-name="P35"/>
      <text:p text:style-name="P36">Quoiqu'il en soit :</text:p>
      <text:p text:style-name="P34"/>
      <text:p text:style-name="P54">m_ = np.ma.masked_where(<text:span text:style-name="T25">self</text:span>.photons[<text:span text:style-name="T35">'detectors'</text:span>] <text:s/>== i, <text:span text:style-name="T25">self</text:span>.photons)</text:p>
      <text:p text:style-name="P50"/>
      <text:p text:style-name="P58">c.photons.append[np.ma.compressed(m_)] <text:span text:style-name="T38">#ICI cela pose problème</text:span></text:p>
      <text:p text:style-name="P36">En fait, c'est un peu bete, un <text:s/>quiproquo en somme… Il fallait écrire :</text:p>
      <text:p text:style-name="P36"/>
      <text:p text:style-name="P55">m_ = np.ma.masked_where(<text:span text:style-name="T25">self</text:span>.photons[<text:span text:style-name="T35">'detectors'</text:span>] <text:span text:style-name="T34">!=</text:span> i, <text:span text:style-name="T25">self</text:span>.photons)</text:p>
      <text:p text:style-name="P34"/>
      <text:p text:style-name="P34"><text:span text:style-name="T17">We must keep in mind that a </text:span><text:span text:style-name="Teletype"><text:span text:style-name="T19">True</text:span></text:span><text:span text:style-name="T20"> </text:span><text:span text:style-name="T17">entry in the mask indicates an </text:span><text:span text:style-name="Emphasis"><text:span text:style-name="T39">invalid</text:span></text:span><text:span text:style-name="T20"> </text:span><text:span text:style-name="T17">dat</text:span><text:span text:style-name="T18">a</text:span></text:p>
      <text:p text:style-name="P34"/>
      <text:p text:style-name="P37">Le problème, il me semble est que mon tableau de photon est 1D avec 3 sous valeurs</text:p>
      <text:p text:style-name="P37">(timestamps₁<text:tab/>macrotime₁ d₁ ), (timestamps2 macrotime2 d2 ), </text:p>
      <text:p text:style-name="P37">ce qui donne des masques à trois valeurs :</text:p>
      <text:p text:style-name="P37">(True, True, True) alors que moi j'aurais voulu un seul masque par valeur. Et python est un peu perdu quand je lui dit compress, en effet que faire si le masque était (True, False, True).</text:p>
      <text:p text:style-name="P37"/>
      <text:p text:style-name="P38">Je peux, soit revenir à l'idée initiale de gerer moi-même les masques.</text:p>
      <text:p text:style-name="P34"/>
      <text:p text:style-name="P39">Bon finalement, je fais le filtrage par masque successivement sur le macrotime puis sur le microtime.</text:p>
      <text:p text:style-name="P39"/>
      <text:p text:style-name="P39">La strutucture des données est donc :</text:p>
      <text:p text:style-name="P39">C₁ [|(t1 µ1), (t2, µ2) , …]</text:p>
      <text:p text:style-name="P39">C₂ <text:s/>[|(t1 µ1), (t2, µ2) , …]</text:p>
      <text:p text:style-name="P39">Cn <text:s/>[|(t1 µ1), (t2, µ2) , …]</text:p>
      <text:p text:style-name="P39"/>
      <text:p text:style-name="P40">Où on bien séparé chacun des detecteurs mais où macro et microtime ou des cases mémoires contigues.</text:p>
      <text:p text:style-name="P40"/>
      <text:p text:style-name="P41">Je travaille aussi sur la génération du mouvement brownien. Plutôt que de travailler tout les ticks d'horloge (comme le fait la physique (a priori ?)), je précalcule dans un grand tableau tous les déplacements pour la seconde à venir.</text:p>
      <text:p text:style-name="P41"/>
      <text:p text:style-name="P41"/>
      <text:p text:style-name="P41"/>
      <text:p text:style-name="P43"><text:soft-page-break/>Je reviens vers le GUI, je vois que la selection dans le zoom générale marche bien.</text:p>
      <text:p text:style-name="P43"/>
      <text:p text:style-name="P43">Je veux mettre en œuvre un scroll avec la souris pour déplacer la fenetre temporelle.</text:p>
      <text:p text:style-name="P44">OK c'est fait. </text:p>
      <text:p text:style-name="P44"/>
      <text:p text:style-name="P44">Je regarde maintenant pour peupler la barre d'opération avec les tabs.</text:p>
      <text:p text:style-name="P45">OK, c'est encore hyper minimaliste<text:line-break/><text:line-break/>J'essaye maintenant de faire un temps de vie. Pas mal d'itération mais c'est OK, sauf d'avoir les bonnes bornes temporelles après le lancement du soft….</text:p>
      <text:p text:style-name="P45"/>
      <text:p text:style-name="P46">13 décembre</text:p>
      <text:p text:style-name="P46"/>
      <text:p text:style-name="P46">Je regarde un peu les librairies existante</text:p>
      <text:p text:style-name="P46"/>
      <text:p text:style-name="P46">FCS focus point a une très jolie interface. Il implémente en python l'algo de whal en une vingtaine de ligne.</text:p>
      <text:p text:style-name="P46"/>
      <text:p text:style-name="P47">Pas de mal de petit truc :</text:p>
      <text:p text:style-name="P47">- Refonte de l'interface graphique avec :</text:p>
      <text:p text:style-name="P47">- Une barrepour le detecteur et le nom du fichier</text:p>
      <text:p text:style-name="P47">- La barre de navigation ds le fichier</text:p>
      <text:p text:style-name="P47">- Le zoom temporelles</text:p>
      <text:p text:style-name="P47">- La fenetre analyse</text:p>
      <text:p text:style-name="P47">- Un log</text:p>
      <text:p text:style-name="P47"/>
      <text:p text:style-name="P47">Refonte du GUI pour séparer en plusieurs classes dans plusieurs fichier<text:line-break/>Travail sur les curseurs.</text:p>
      <text:p text:style-name="P47"/>
      <text:p text:style-name="P68">2 mars 2018</text:p>
      <text:p text:style-name="P68">Je vais m'y remettre avec pour objectifs :</text:p>
      <text:p text:style-name="P68">- D'avoir un début de programma fonctionnel ac</text:p>
      <text:p text:style-name="P68"><text:tab/>- Tps de vie + fit.</text:p>
      <text:p text:style-name="P68">- DLS + analyse.</text:p>
      <text:p text:style-name="P68"/>
      <text:p text:style-name="P68">Il faudrait commencer par faire du ménage dans le code du GUI en séparant bien dans différent fichier les différentes zones.</text:p>
      <text:p text:style-name="P68"/>
      <text:p text:style-name="P69">3 mars</text:p>
      <text:p text:style-name="P69">J'ai commenté les parties graphique et rajouter différente zone.</text:p>
      <text:p text:style-name="P69">J'ai aussi essayé de prendre en compte des modifiers comme ctrl+mousewheel. Le crtl est fait en tkinter, cela marche moyen (pb de répétition)</text:p>
      <text:p text:style-name="P69"/>
      <text:p text:style-name="P69">Je teste aussi PAGE pour faire le GUI en visu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style:font-face style:name="Open Sans" svg:font-family="'Open Sans', sans-serif"/>
    <style:font-face style:name="Trebuchet MS" svg:font-family="'Trebuchet MS', sans-serif"/>
    <style:font-face style:name="inherit" svg:font-family="inherit"/>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15:37:46.878000000</meta:creation-date>
    <dc:date>2018-03-08T14:59:23.131000000</dc:date>
    <meta:editing-duration>P32DT20H42M11S</meta:editing-duration>
    <meta:editing-cycles>56</meta:editing-cycles>
    <meta:generator>LibreOffice/5.0.0.5$Windows_x86 LibreOffice_project/1b1a90865e348b492231e1c451437d7a15bb262b</meta:generator>
    <meta:document-statistic meta:table-count="0" meta:image-count="0" meta:object-count="0" meta:page-count="7" meta:paragraph-count="196" meta:word-count="2409" meta:character-count="14327" meta:non-whitespace-character-count="12016"/>
  </office:meta>
</office:document-meta>
</file>